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2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5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font-weight-complex="normal" style:text-emphasize="none"/>
    </style:style>
    <style:style style:name="P22" style:family="paragraph" style:parent-style-name="Standard">
      <style:paragraph-properties fo:margin-top="0in" fo:margin-bottom="0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2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29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30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31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3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4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solid" style:text-underline-width="auto" style:text-underline-color="font-color" fo:font-weight="bold" officeooo:paragraph-rsid="0011c3f7" style:font-size-asian="6.09999990463257pt" style:font-style-asian="normal" style:font-weight-asian="bold" style:font-name-complex="Pyidaungsu" style:font-size-complex="7pt" style:font-weight-complex="bold" style:text-emphasize="none"/>
    </style:style>
    <style:style style:name="P35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.1189in" fo:margin-bottom="0.1189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40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1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2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3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15%"/>
      <style:text-properties style:font-name="Pyidaungsu" fo:font-size="10pt" style:font-size-asian="10pt" style:font-name-complex="Pyidaungsu" style:font-size-complex="10pt"/>
    </style:style>
    <style:style style:name="P47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="none"/>
      <style:paragraph-properties fo:text-align="center"/>
      <style:text-properties fo:font-size="12pt"/>
    </style:style>
    <style:style style:name="P54" style:family="paragraph">
      <loext:graphic-properties draw:fill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4" style:family="text">
      <style:text-properties style:font-name="Arial1" officeooo:rsid="018a088d" style:font-name-complex="Arial1" style:font-style-complex="normal" style:text-overline-style="none" style:text-overline-color="font-color"/>
    </style:style>
    <style:style style:name="T5" style:family="text">
      <style:text-properties style:font-name="Arial1" officeooo:rsid="0016aab4" style:font-name-complex="Arial1" style:font-style-complex="normal" style:text-overline-style="none" style:text-overline-color="font-color"/>
    </style:style>
    <style:style style:name="T6" style:family="text">
      <style:text-properties style:font-name="Arial1" officeooo:rsid="0780cfca" style:font-name-complex="Arial1" style:font-style-complex="normal" style:text-overline-style="none" style:text-overline-color="font-color"/>
    </style:style>
    <style:style style:name="T7" style:family="text">
      <style:text-properties fo:font-size="8pt" officeooo:rsid="088bc3b2" style:font-size-asian="8pt" style:font-size-complex="8pt"/>
    </style:style>
    <style:style style:name="T8" style:family="text">
      <style:text-properties fo:font-size="8pt" officeooo:rsid="088d7551" style:font-size-asian="8pt" style:font-size-complex="8pt"/>
    </style:style>
    <style:style style:name="T9" style:family="text">
      <style:text-properties style:font-name="Pyidaungsu" fo:font-size="6pt" officeooo:rsid="01b3066c" style:font-size-asian="6pt" style:font-size-complex="6pt"/>
    </style:style>
    <style:style style:name="T10" style:family="text">
      <style:text-properties style:font-name="Pyidaungsu" fo:font-size="10pt" officeooo:rsid="077fdb0c" style:font-size-asian="10pt" style:font-name-complex="Pyidaungsu" style:font-size-complex="10pt"/>
    </style:style>
    <style:style style:name="T11" style:family="text">
      <style:text-properties style:font-name="Pyidaungsu" fo:font-size="10pt" officeooo:rsid="02df8f7e" style:font-size-asian="10pt" style:font-name-complex="Pyidaungsu" style:font-size-complex="10pt"/>
    </style:style>
    <style:style style:name="T12" style:family="text">
      <style:text-properties style:font-name="Pyidaungsu" fo:font-size="10pt" officeooo:rsid="02e24ff3" style:font-size-asian="10pt" style:font-name-complex="Pyidaungsu" style:font-size-complex="10pt"/>
    </style:style>
    <style:style style:name="T13" style:family="text">
      <style:text-properties officeooo:rsid="01b3066c"/>
    </style:style>
    <style:style style:name="T1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19" style:family="text">
      <style:text-properties style:font-name="Pyidaungsu1"/>
    </style:style>
    <style:style style:name="T20" style:family="text">
      <style:text-properties style:font-name="Pyidaungsu1" officeooo:rsid="001811e8" style:font-style-complex="normal" style:font-weight-complex="normal" style:text-overline-style="none" style:text-overline-color="font-color"/>
    </style:style>
    <style:style style:name="T21" style:family="text">
      <style:text-properties officeooo:rsid="088fed90" style:font-size-asian="6pt"/>
    </style:style>
    <style:style style:name="T22" style:family="text">
      <style:text-properties officeooo:rsid="06fb2665"/>
    </style:style>
    <style:style style:name="T23" style:family="text">
      <style:text-properties officeooo:rsid="0011e4db"/>
    </style:style>
    <style:style style:name="T24" style:family="text">
      <style:text-properties officeooo:rsid="00124150"/>
    </style:style>
    <style:style style:name="T25" style:family="text">
      <style:text-properties officeooo:rsid="082938f6"/>
    </style:style>
    <style:style style:name="T26" style:family="text">
      <style:text-properties officeooo:rsid="0016aab4"/>
    </style:style>
    <style:style style:name="T27" style:family="text">
      <style:text-properties officeooo:rsid="082fac51"/>
    </style:style>
    <style:style style:name="T28" style:family="text">
      <style:text-properties officeooo:rsid="070a934d"/>
    </style:style>
    <style:style style:name="T29" style:family="text">
      <style:text-properties officeooo:rsid="001811e8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72in" fo:min-width="0.6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nrc" text:name="py3o.o.company_id.hr_head_id.nrc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7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8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30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5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4">လစာဝင်ငွေခွန်နုတ်ယူခြင်းခံရသူ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4"><draw:line text:anchor-type="paragraph" draw:z-index="0" draw:name="Shape3_20" draw:style-name="gr2" draw:text-style-name="P52" svg:x1="0.8925in" svg:y1="0.3181in" svg:x2="3.3697in" svg:y2="0.3083in"><text:p/></draw:line><text:span text:style-name="T16">ဝန်ထမ်းအမည် <text:s/></text:span><text:span text:style-name="T14"><text:user-field-get text:name="py3o.o.name">nam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24"><draw:line text:anchor-type="paragraph" draw:z-index="6" draw:name="Shape3_5" draw:style-name="gr2" draw:text-style-name="P53" svg:x1="1.7909in" svg:y1="0.3528in" svg:x2="3.4791in" svg:y2="0.3484in"><text:p/></draw:line><text:span text:style-name="T16">ကုမ္ပဏီ/ဌာန/အဖွဲ့အစည်းအမည် <text:s/></text:span><text:span text:style-name="T1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4"><draw:line text:anchor-type="paragraph" draw:z-index="1" draw:name="Shape3_0" draw:style-name="gr2" draw:text-style-name="P52" svg:x1="0.8925in" svg:y1="0.3701in" svg:x2="3.3697in" svg:y2="0.3602in"><text:p/></draw:line><text:span text:style-name="T16">ရာထူး/တာဝန် <text:s text:c="2"/></text:span><text:span text:style-name="T14"><text:user-field-get text:name="py3o.o.job_id.name">job_name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4"><draw:line text:anchor-type="paragraph" draw:z-index="3" draw:name="Shape3_2" draw:style-name="gr2" draw:text-style-name="P52" svg:x1="1.8744in" svg:y1="0.3382in" svg:x2="3.3744in" svg:y2="0.3283in"><text:p/></draw:line><text:span text:style-name="T16">နိင်ငံသားစိစစ်ရေးကတ်ပြားအမှတ် </text:span><text:span text:style-name="T14"><text:user-field-get text:name="py3o.o.nrc">nrc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24"><draw:line text:anchor-type="paragraph" draw:z-index="7" draw:name="Shape3_6" draw:style-name="gr2" draw:text-style-name="P53" svg:x1="1.8846in" svg:y1="0.3484in" svg:x2="3.4791in" svg:y2="0.3484in"><text:p/></draw:line><text:span text:style-name="T16">အခွန်ထမ်းမှတ်ပုံတင်အမှတ် (TIN) <text:s/></text:span><text:span text:style-name="T1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2" draw:name="Shape3_1" draw:style-name="gr2" draw:text-style-name="P52" svg:x1="0.7984in" svg:y1="0.3382in" svg:x2="3.374in" svg:y2="0.3283in"><text:p/></draw:line><draw:line text:anchor-type="paragraph" draw:z-index="8" draw:name="Shape3_7" draw:style-name="gr2" draw:text-style-name="P53" svg:x1="4.1866in" svg:y1="0.3484in" svg:x2="7.2291in" svg:y2="0.3484in"><text:p/></draw:line>နေရပ်လိပ်စာ <text:s/><text:span text:style-name="T19"><text:user-field-get text:name="py3o.o.address_id.street">employee_street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6">လိပ်စာ <text:s/><text:span text:style-name="T19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4" draw:name="Shape3_3" draw:style-name="gr2" draw:text-style-name="P53" svg:x1="1.6343in" svg:y1="0.3602in" svg:x2="3.385in" svg:y2="0.3484in"><text:p/></draw:line><draw:line text:anchor-type="paragraph" draw:z-index="9" draw:name="Shape3_8" draw:style-name="gr2" draw:text-style-name="P53" svg:x1="5.3638in" svg:y1="0.352in" svg:x2="7.2291in" svg:y2="0.3484in"><text:p/></draw:line>ယခင်အခွန်ပေးသွင်းခဲ့သည့်ရုံး <text:s/><text:span text:style-name="T19"><text:user-field-get text:name="py3o.o.previous_tax_office">previous_tax_offic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16">စည်းကြပ်မှုခံယူသည့်အခွန်ရုံး <text:s/><text:span text:style-name="T19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5" draw:name="Shape3_4" draw:style-name="gr2" draw:text-style-name="P52" svg:x1="1.8744in" svg:y1="0.3382in" svg:x2="3.3744in" svg:y2="0.3283in"><text:p/></draw:line>ယခင်အခွန်ထမ်းမှတ်ပုံတင်အမှတ် <text:s/><text:span text:style-name="T19"><text:user-field-get text:name="py3o.o.previous_tax_no">previous_tax_no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35">စဥ်</text:p>
          </table:table-cell>
          <table:table-cell table:style-name="Table5.A1" office:value-type="string">
            <text:p text:style-name="P38">လအမည်</text:p>
          </table:table-cell>
          <table:table-cell table:style-name="Table5.A1" office:value-type="string">
            <text:p text:style-name="P38">ရရှိသည့် လစာဝင်ငွေ</text:p>
            <text:p text:style-name="P38"><text:s/>စုစုပေါင်း (ကျပ်)</text:p>
          </table:table-cell>
          <table:table-cell table:style-name="Table5.A1" office:value-type="string">
            <text:p text:style-name="P38">ပေးဆောင်သည့် </text:p>
            <text:p text:style-name="P38">အခွန်(ကျပ်)</text:p>
          </table:table-cell>
          <table:table-cell table:style-name="Table5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</table:table-cell>
          <table:table-cell table:style-name="Table5.F1" office:value-type="string">
            <text:p text:style-name="P38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26"><text:a xlink:type="simple" xlink:href="py3o://for=%22i%20in%20range(1,13)%22" text:style-name="Internet_20_link" text:visited-style-name="Visited_20_Internet_20_Link"><text:span text:style-name="T21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47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49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0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27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0"/>
          </table:table-cell>
          <table:table-cell table:style-name="Table7.E1" office:value-type="string">
            <text:p text:style-name="P40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4563830896">
          <table:table-cell table:style-name="Table8.A1" table:number-columns-spanned="3" office:value-type="string">
            <text:p text:style-name="P33">သက်သာခွင့်များ</text:p>
            <text:p text:style-name="P34"/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table:number-rows-spanned="2" office:value-type="string">
            <text:p text:style-name="P31">အထက်ပါ အချက်အလက်များ မှန်ကန်ပါသည်။</text:p>
            <text:p text:style-name="P28"><draw:custom-shape text:anchor-type="paragraph" draw:z-index="20" draw:name="Shape1" draw:style-name="gr1" draw:text-style-name="P52" svg:width="0.876in" svg:height="0.8425in" svg:x="1.3528in" svg:y="-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28">ပေးသွင်းသူ </text:p>
            <text:p text:style-name="P23">ရုံးတံဆိပ်</text:p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21">(က)အခြေခံခွင့်ပြုငွေ (၂၀%) <text:s/><text:span text:style-name="T24">= <text:s text:c="2"/></text:span><text:span text:style-name="T25"><text:s text:c="2"/></text:span><text:span text:style-name="T4"><text:text-input text:description="py3o://function=&quot;o._get_basic_allowance(r.fiscal_year_id)&quot;">20p</text:text-input></text:span><text:span text:style-name="T25"><text:s text:c="3"/></text:span><text:span text:style-name="T26">ကျပ်</text:span></text:p>
            <text:p text:style-name="P21">(ခ) ခံစားခွင့်ရှိသည့် အတူနေမိဘ <text:span text:style-name="T26">( <text:s text:c="3"/></text:span><text:span text:style-name="T5"><text:text-input text:description="py3o://function=&quot;o._get_parents()&quot;">parents</text:text-input></text:span><text:span text:style-name="T26"><text:s text:c="4"/>)</text:span><text:span text:style-name="T22"> 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30896">
          <table:table-cell table:style-name="Table8.A1" table:number-columns-spanned="3" office:value-type="string">
            <text:p text:style-name="P3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1"/>
          </table:table-cell>
        </table:table-row>
        <table:table-row table:style-name="TableLine2774563830896">
          <table:table-cell table:style-name="Table8.A1" office:value-type="string">
            <text:p text:style-name="P32">(ဂ) အိမ်ထောင်ဖက်</text:p>
          </table:table-cell>
          <table:table-cell table:style-name="Table8.A1" office:value-type="string">
            <text:list xml:id="list3771677344" text:style-name="L7">
              <text:list-item>
                <text:p text:style-name="P12"><draw:custom-shape text:anchor-type="paragraph" draw:z-index="10" draw:name="Shape2_2" draw:style-name="gr3" draw:text-style-name="P54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ရှိ။</text:span></text:p>
              </text:list-item>
            </text:list>
          </table:table-cell>
          <table:table-cell table:style-name="Table8.A1" office:value-type="string">
            <text:p text:style-name="P13"><draw:custom-shape text:anchor-type="paragraph" draw:z-index="11" draw:name="Shape2_0" draw:style-name="gr3" draw:text-style-name="P54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 text:c="3"/></text:span><text:span text:style-name="T18"><text:s text:c="10"/></text:span><text:span text:style-name="T17">မရှိ။</text:span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6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11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office:value-type="string">
            <text:p text:style-name="P32">(ဂ) အိမ်ထောင်ဖက်</text:p>
          </table:table-cell>
          <table:table-cell table:style-name="Table8.A1" office:value-type="string">
            <text:p text:style-name="P13"><draw:custom-shape text:anchor-type="paragraph" draw:z-index="13" draw:name="Shape2_3" draw:style-name="gr3" draw:text-style-name="P54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/></text:span><text:span text:style-name="T18"><text:s text:c="12"/></text:span><text:span text:style-name="T17">ရှိ။</text:span></text:p>
          </table:table-cell>
          <table:table-cell table:style-name="Table8.A1" office:value-type="string">
            <text:list xml:id="list3312533749" text:style-name="L2">
              <text:list-item>
                <text:p text:style-name="P11"><draw:custom-shape text:anchor-type="paragraph" draw:z-index="12" draw:name="Shape2_1" draw:style-name="gr3" draw:text-style-name="P54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မရှိ။</text:span></text:p>
              </text:list-item>
            </text:list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6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21">(ဃ) ခံစားခွင့်ရှိသည့် သား/သမီး <text:span text:style-name="T26"><text:s/>( <text:s text:c="2"/></text:span><text:span text:style-name="T4"><text:user-field-get text:name="py3o.o.children">children</text:user-field-get></text:span><text:span text:style-name="T26"><text:s text:c="4"/>) </text:span><text:span text:style-name="T22"><text:s/>ဦး ရှိပါသည်။</text:span></text:p>
            <text:p text:style-name="P20">(င) ဝန်ထမ်းနှင့် အိမ်ထောင်ဖက်အတွက် အသက်အာမခံပရီမီယံ </text:p>
            <text:p text:style-name="P21"><text:span text:style-name="T26"><text:s text:c="6"/>ပေးသွင်းငွေ</text:span><text:span text:style-name="T27"> <text:s text:c="2"/></text:span><text:span text:style-name="T6"><text:text-input text:description="py3o://function=&quot;o._get_premium_fee()&quot;">insu_fee</text:text-input></text:span><text:span text:style-name="T27"><text:s/></text:span><text:span text:style-name="T23"><text:s/></text:span><text:span text:style-name="T26">ကျပ်</text:span></text:p>
            <text:p text:style-name="P20">(စ) လူမှုဖူလုံရေး ရန်ပုံငွေသို့ ပေးသွင်းရန်<text:span text:style-name="T26">နုတ်ယူခြင်းခံရသည့်</text:span></text:p>
            <text:p text:style-name="P21"><text:span text:style-name="T26"><text:s text:c="5"/>ငွေ <text:s text:c="3"/></text:span><text:span text:style-name="T6"><text:text-input text:description="py3o://function=&quot;o._get_ssb_fee()&quot;">ssb_fee</text:text-input></text:span><text:span text:style-name="T6"><text:s/></text:span><text:span text:style-name="T26"><text:s text:c="2"/>ကျပ် ဖြစ်ပါသည်။</text:span></text:p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8.A1" office:value-type="string">
            <text:p text:style-name="P46"/>
          </table:table-cell>
          <table:table-cell table:style-name="Table8.A1" office:value-type="string">
            <text:p text:style-name="P25"><text:span text:style-name="T16">လက်မှတ် </text:span></text:p>
            <text:p text:style-name="P19"><draw:line text:anchor-type="paragraph" draw:z-index="14" draw:name="Shape3_9" draw:style-name="gr2" draw:text-style-name="P52" svg:x1="0.5535in" svg:y1="-0.0693in" svg:x2="3.4472in" svg:y2="-0.0685in"><text:p/></draw:line>အမည် <text:s text:c="2"/><text:span text:style-name="T3"><text:user-field-get text:name="py3o.o.company_id.hr_head_id.name">hr_head</text:user-field-get></text:span></text:p>
            <text:p text:style-name="P19"><draw:line text:anchor-type="paragraph" draw:z-index="15" draw:name="Shape3_15" draw:style-name="gr2" draw:text-style-name="P52" svg:x1="0.498in" svg:y1="-0.0472in" svg:x2="3.4496in" svg:y2="-0.0472in"><text:p/></draw:line>တာဝန်<text:span text:style-name="T29"> <text:s text:c="2"/></text:span><text:span text:style-name="T3"><text:user-field-get text:name="py3o.o.company_id.hr_head_id.job_id.name">hr_head_job_name</text:user-field-get></text:span><text:span text:style-name="T3"><text:s/>, </text:span><text:span text:style-name="T3"><text:user-field-get text:name="py3o.o.company_id.hr_head_id.department_id.name">department_name</text:user-field-get></text:span></text:p>
            <text:p text:style-name="P19"><draw:line text:anchor-type="paragraph" draw:z-index="16" draw:name="Shape3_10" draw:style-name="gr2" draw:text-style-name="P52" svg:x1="0.5189in" svg:y1="-0.0264in" svg:x2="3.4705in" svg:y2="-0.0264in"><text:p/></draw:line><text:span text:style-name="T29">နိုင်ငံသားစိစစ်ရေးကတ်ပြားအမှတ် <text:s/></text:span><text:span text:style-name="T3"><text:user-field-get text:name="py3o.o.company_id.hr_head_id.nrc">nrc</text:user-field-get></text:span></text:p>
            <text:p text:style-name="P19"><draw:line text:anchor-type="paragraph" draw:z-index="17" draw:name="Shape3_11" draw:style-name="gr2" draw:text-style-name="P52" svg:x1="1.8638in" svg:y1="-0.05in" svg:x2="3.4681in" svg:y2="-0.05in"><text:p/></draw:line><draw:line text:anchor-type="paragraph" draw:z-index="18" draw:name="Shape3_12" draw:style-name="gr2" draw:text-style-name="P52" svg:x1="1.8535in" svg:y1="0.2374in" svg:x2="3.4992in" svg:y2="0.2374in"><text:p/></draw:line><text:span text:style-name="T29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18"><draw:line text:anchor-type="paragraph" draw:z-index="19" draw:name="Shape3_13" draw:style-name="gr2" draw:text-style-name="P53" svg:x1="1.6138in" svg:y1="0.2417in" svg:x2="3.5008in" svg:y2="0.2417in"><text:p/></draw:line><text:span text:style-name="T29">လက်မှတ် ထုတ်ပေးသည့်‌နေ့</text:span></text:p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9">နုတ်ယူခြင်းခံရသူ၏လက်မှတ်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51">(ရက် <text:s text:c="2"/>/ <text:s text:c="2"/>လ <text:s text:c="2"/>/ <text:s text:c="2"/>နှစ် <text:s text:c="2"/>) <text:s/><text:span text:style-name="T28"><text:s text:c="9"/></text:span></text:p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20%" draw:distance="1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27:41.914000000</dc:date>
    <meta:editing-duration>PT1H27M51S</meta:editing-duration>
    <meta:editing-cycles>20</meta:editing-cycles>
    <meta:generator>LibreOffice/6.4.7.2$Windows_X86_64 LibreOffice_project/639b8ac485750d5696d7590a72ef1b496725cfb5</meta:generator>
    <meta:document-statistic meta:table-count="8" meta:image-count="0" meta:object-count="0" meta:page-count="2" meta:paragraph-count="73" meta:word-count="181" meta:character-count="1331" meta:non-whitespace-character-count="1137"/>
  </office:meta>
</office:document-meta>
</file>